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eamSource.StreamSource( 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eamSource.getR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eamSource.StreamSource( InputStream inputStream , String 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reamSource.StreamSource( String 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eamSource.getPublic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eamSource.setSystemId( String 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eamSource.StreamSource( InputStream input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eamSource.setReader( 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eamSource.Stream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eamSource.setPublicId( String public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eamSource.setInputStream( InputStream input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eamSource.StreamSource( File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eamSource.StreamSource( Reader reader , String 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reamSource.get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eamSource.setSystemId( File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eamSource.getSystem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